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13">M</text:span><text:span text:style-name="_35_81">r</text:span><text:span text:style-name="_37_73">.</text:span><text:span text:style-name="_31_"> </text:span><text:span text:style-name="_35_85">S</text:span><text:span text:style-name="_37_13">p</text:span><text:span text:style-name="_31_05">e</text:span><text:span text:style-name="_35_37">a</text:span><text:span text:style-name="_37_73">k</text:span><text:span text:style-name="_31_53">e</text:span><text:span text:style-name="_34_73">r</text:span><text:span text:style-name="_38_25">,</text:span><text:span text:style-name="_31_"> </text:span><text:span text:style-name="_33_81">M</text:span><text:span text:style-name="_38_25">r</text:span><text:span text:style-name="_32_33">.</text:span><text:span text:style-name="_33_01"> </text:span><text:span text:style-name="_38_81">V</text:span><text:span text:style-name="_32_61">i</text:span><text:span text:style-name="_34_01">c</text:span><text:span text:style-name="_36_89">e</text:span><text:span text:style-name="_31_"> </text:span><text:span text:style-name="_35_13">P</text:span><text:span text:style-name="_38_61">r</text:span><text:span text:style-name="_38_9">e</text:span><text:span text:style-name="_34_05">s</text:span><text:span text:style-name="_37_41">i</text:span><text:span text:style-name="_32_93">d</text:span><text:span text:style-name="_35_69">e</text:span><text:span text:style-name="_38_97">n</text:span><text:span text:style-name="_32_93">t</text:span><text:span text:style-name="_34_37">,</text:span><text:span text:style-name="_36_01"> </text:span><text:span text:style-name="_32_21">M</text:span><text:span text:style-name="_34_01">e</text:span><text:span text:style-name="_38_93">m</text:span><text:span text:style-name="_31_53">b</text:span><text:span text:style-name="_35_97">e</text:span><text:span text:style-name="_38_73">r</text:span><text:span text:style-name="_32_97">s</text:span><text:span text:style-name="_33_01"> </text:span><text:span text:style-name="_38_69">o</text:span><text:span text:style-name="_31_17">f</text:span><text:span text:style-name="_33_01"> </text:span><text:span text:style-name="_38_21">C</text:span><text:span text:style-name="_37_7">o</text:span><text:span text:style-name="_34_17">n</text:span><text:span text:style-name="_37_41">g</text:span><text:span text:style-name="_37_7">r</text:span><text:span text:style-name="_35_21">e</text:span><text:span text:style-name="_38_93">s</text:span><text:span text:style-name="_31_61">s</text:span><text:span text:style-name="_34_73">,</text:span><text:span text:style-name="_36_01"> </text:span><text:span text:style-name="_32_61">m</text:span><text:span text:style-name="_34_77">y</text:span><text:span text:style-name="_36_01"> </text:span><text:span text:style-name="_32_21">f</text:span><text:span text:style-name="_35_21">e</text:span><text:span text:style-name="_38_73">l</text:span><text:span text:style-name="_32_97">l</text:span><text:span text:style-name="_34_05">o</text:span><text:span text:style-name="_37_65">w</text:span><text:span text:style-name="_31_"> </text:span><text:span text:style-name="_35_69">A</text:span><text:span text:style-name="_36_77">m</text:span><text:span text:style-name="_31_41">e</text:span><text:span text:style-name="_35_25">r</text:span><text:span text:style-name="_38_57">i</text:span><text:span text:style-name="_32_33">c</text:span><text:span text:style-name="_35_57">a</text:span><text:span text:style-name="_38_25">n</text:span><text:span text:style-name="_39_3">s</text:span><text:span text:style-name="_35_97">:</text:span></text:p>
      <text:p text:style-name="P1"><text:span text:style-name="_31_41">T</text:span><text:span text:style-name="_35_85">o</text:span><text:span text:style-name="_38_21">n</text:span><text:span text:style-name="_39_3">i</text:span><text:span text:style-name="_35_13">g</text:span><text:span text:style-name="_36_89">h</text:span><text:span text:style-name="_32_13">t</text:span><text:span text:style-name="_33_01"> </text:span><text:span text:style-name="_37_01">m</text:span><text:span text:style-name="_31_01">a</text:span><text:span text:style-name="_34_97">r</text:span><text:span text:style-name="_37_17">k</text:span><text:span text:style-name="_32_13">s</text:span><text:span text:style-name="_33_01"> </text:span><text:span text:style-name="_38_13">t</text:span><text:span text:style-name="_31_37">h</text:span><text:span text:style-name="_35_09">e</text:span><text:span text:style-name="_36_01"> </text:span><text:span text:style-name="_37_7">e</text:span><text:span text:style-name="_35_81">i</text:span><text:span text:style-name="_38_73">g</text:span><text:span text:style-name="_38_1">h</text:span><text:span text:style-name="_34_65">t</text:span><text:span text:style-name="_38_81">h</text:span><text:span text:style-name="_31_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7:36.16</meta:creation-date>
    <dc:title>Haathi</dc:title>
    <meta:editing-duration>PT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2" meta:word-count="15" meta:character-count="99"/>
    <dc:date>2016-02-23T10:17:45.44</dc:date>
    <meta:template xlink:type="simple" xlink:actuate="onRequest" xlink:title="Haathi" xlink:href="file:///C:/Users/kwa/AppData/Roaming/OpenOffice/4/user/template/Haathi.ott" meta:date="2016-02-23T10:17:35.73"/>
  </office:meta>
</office:document-meta>
</file>